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71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Przybywaj Duchu Boży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Przybywaj, Duchu Boży,</text:span></text:p>
            <text:p text:style-name="P5"><text:span text:style-name="T5">Tu, do zebranych nas.</text:span></text:p>
            <text:p text:style-name="P5"><text:span text:style-name="T5">Niech prawda się pomnoży,</text:span></text:p>
            <text:p text:style-name="P5"><text:span text:style-name="T5">Oczyści z grzechu skaz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5" draw:text-style-name="P6" draw:layer="layout" svg:width="25.199cm" svg:height="9.134cm" svg:x="1.4cm" svg:y="3.684cm" presentation:class="subtitle">
          <draw:text-box>
            <text:p text:style-name="P5"><text:span text:style-name="T5">Daj zapał nam natchniony,</text:span></text:p>
            <text:p text:style-name="P5"><text:span text:style-name="T5">Umysły nasze wzrusz,</text:span></text:p>
            <text:p text:style-name="P5"><text:span text:style-name="T5">Tak, byś był uwielbiony</text:span></text:p>
            <text:p text:style-name="P5"><text:span text:style-name="T5">Czystością wiernych dusz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Swe modły dziś wznosimy</text:span></text:p>
            <text:p text:style-name="P5"><text:span text:style-name="T5">Do Ciebie, Ojcze nasz,</text:span></text:p>
            <text:p text:style-name="P5"><text:span text:style-name="T5">I kornie Cię prosimy:</text:span></text:p>
            <text:p text:style-name="P5"><text:span text:style-name="T5">Nas Duchem Swoim darz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7" draw:text-style-name="P7" draw:layer="layout" svg:width="25.199cm" svg:height="9.134cm" svg:x="1.4cm" svg:y="3.684cm" presentation:class="subtitle">
          <draw:text-box>
            <text:p text:style-name="P5"><text:span text:style-name="T5">O udziel Twej pomocy</text:span></text:p>
            <text:p text:style-name="P5"><text:span text:style-name="T5">I cierpliwości daj,</text:span></text:p>
            <text:p text:style-name="P5"><text:span text:style-name="T5">Tak, byśmy w Twojej mocy</text:span></text:p>
            <text:p text:style-name="P5"><text:span text:style-name="T5">Posiedli wieczny raj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Nas oświeć, Duchu Święty,</text:span></text:p>
            <text:p text:style-name="P5"><text:span text:style-name="T5">Jasnością wieczną Twą,</text:span></text:p>
            <text:p text:style-name="P5"><text:span text:style-name="T5">I przejaw Niepojęty,</text:span></text:p>
            <text:p text:style-name="P5"><text:span text:style-name="T5">Wśród nas potęgę Swą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71</text:span></text:p>
          </draw:text-box>
        </draw:frame>
        <draw:frame presentation:style-name="pr9" draw:text-style-name="P7" draw:layer="layout" svg:width="25.199cm" svg:height="9.134cm" svg:x="1.4cm" svg:y="3.684cm" presentation:class="subtitle">
          <draw:text-box>
            <text:p text:style-name="P5"><text:span text:style-name="T5">Przygotuj serca ludów</text:span></text:p>
            <text:p text:style-name="P5"><text:span text:style-name="T5">Na Twą zbawienną wieść,</text:span></text:p>
            <text:p text:style-name="P5"><text:span text:style-name="T5">Bo właśnie ją wśród trudów</text:span></text:p>
            <text:p text:style-name="P5"><text:span text:style-name="T5">Twój zbór ma światu nieść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0" draw:text-style-name="P7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2:48:18.172861725</dc:date>
    <meta:editing-duration>PT18M23S</meta:editing-duration>
    <meta:editing-cycles>4</meta:editing-cycles>
    <meta:generator>LibreOffice/6.1.5.2$Linux_ARM_EABI LibreOffice_project/10$Build-2</meta:generator>
    <meta:document-statistic meta:object-count="53"/>
  </office:meta>
</office:document-meta>
</file>